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2dc" officeooo:paragraph-rsid="001e0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</text:p>
      <text:p text:style-name="P1"/>
      <text:p text:style-name="P1">172.20.177.77</text:p>
      <text:p text:style-name="P1"/>
      <text:p text:style-name="P1">Accès putty</text:p>
      <text:p text:style-name="P1">Accès FileZila</text:p>
      <text:p text:style-name="P1"/>
      <text:p text:style-name="P1">usrnasdas</text:p>
      <text:p text:style-name="P1">mpNasdas</text:p>
      <text:p text:style-name="P1"/>
      <text:p text:style-name="P1">bdd</text:p>
      <text:p text:style-name="P1">ADM_NASDAS</text:p>
      <text:p text:style-name="P1"/>
      <text:p text:style-name="P1">base</text:p>
      <text:p text:style-name="P1">25NASD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25:26.239000000</meta:creation-date>
    <dc:date>2024-11-25T10:33:30.554000000</dc:date>
    <meta:editing-duration>PT8M5S</meta:editing-duration>
    <meta:editing-cycles>1</meta:editing-cycles>
    <meta:document-statistic meta:table-count="0" meta:image-count="0" meta:object-count="0" meta:page-count="1" meta:paragraph-count="10" meta:word-count="12" meta:character-count="84" meta:non-whitespace-character-count="82"/>
    <meta:generator>LibreOffice/7.6.7.2$Windows_X86_64 LibreOffice_project/dd47e4b30cb7dab30588d6c79c651f218165e3c5</meta:generator>
  </office:meta>
</office:document-meta>
</file>